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8-1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3-03-0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11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11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9-1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0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7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6831" calcext:value-type="float">
            <text:p>9.696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45858064516" calcext:value-type="float">
            <text:p>9.568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05574193548" calcext:value-type="float">
            <text:p>9.381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45384" calcext:value-type="float">
            <text:p>9.1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1245" calcext:value-type="float">
            <text:p>8.997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496" calcext:value-type="float">
            <text:p>9.0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31638709677" calcext:value-type="float">
            <text:p>9.1313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507019354839" calcext:value-type="float">
            <text:p>9.005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431225806452" calcext:value-type="float">
            <text:p>9.184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96464516129" calcext:value-type="float">
            <text:p>9.192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7952" calcext:value-type="float">
            <text:p>8.92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15922580645" calcext:value-type="float">
            <text:p>8.6481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0848" calcext:value-type="float">
            <text:p>8.40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71535483871" calcext:value-type="float">
            <text:p>8.19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93496774194" calcext:value-type="float">
            <text:p>8.168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79070967742" calcext:value-type="float">
            <text:p>7.948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8755" calcext:value-type="float">
            <text:p>7.766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757745454545" calcext:value-type="float">
            <text:p>9.15757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49651612903" calcext:value-type="float">
            <text:p>9.3434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3544" calcext:value-type="float">
            <text:p>9.49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478580645161" calcext:value-type="float">
            <text:p>9.654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73655172414" calcext:value-type="float">
            <text:p>9.6637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80025806452" calcext:value-type="float">
            <text:p>9.6598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12774193548" calcext:value-type="float">
            <text:p>9.576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156" calcext:value-type="float">
            <text:p>9.50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03415" calcext:value-type="float">
            <text:p>9.590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4688" calcext:value-type="float">
            <text:p>10.20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3829677419" calcext:value-type="float">
            <text:p>10.610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5816774194" calcext:value-type="float">
            <text:p>10.774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9566451613" calcext:value-type="float">
            <text:p>11.0339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9416516129" calcext:value-type="float">
            <text:p>10.989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5888" calcext:value-type="float">
            <text:p>10.78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2459354839" calcext:value-type="float">
            <text:p>10.5832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76143448276" calcext:value-type="float">
            <text:p>10.3676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607483871" calcext:value-type="float">
            <text:p>10.157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61419354839" calcext:value-type="float">
            <text:p>9.928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64856" calcext:value-type="float">
            <text:p>9.6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89975" calcext:value-type="float">
            <text:p>9.4848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9676" calcext:value-type="float">
            <text:p>9.5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07587096774" calcext:value-type="float">
            <text:p>9.8370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01522580645" calcext:value-type="float">
            <text:p>9.7820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19612903226" calcext:value-type="float">
            <text:p>9.865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021058064516" calcext:value-type="float">
            <text:p>9.8702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3336" calcext:value-type="float">
            <text:p>9.6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810580645161" calcext:value-type="float">
            <text:p>9.548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88736" calcext:value-type="float">
            <text:p>9.47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15174193549" calcext:value-type="float">
            <text:p>9.3871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57135483871" calcext:value-type="float">
            <text:p>9.192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0152" calcext:value-type="float">
            <text:p>9.0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79432258065" calcext:value-type="float">
            <text:p>8.9977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2304516129" calcext:value-type="float">
            <text:p>9.353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03122580645" calcext:value-type="float">
            <text:p>9.9100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8420645161" calcext:value-type="float">
            <text:p>10.313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7496" calcext:value-type="float">
            <text:p>10.13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90575" calcext:value-type="float">
            <text:p>9.9139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40344" calcext:value-type="float">
            <text:p>9.7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37457142857" calcext:value-type="float">
            <text:p>9.5283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775975" calcext:value-type="float">
            <text:p>9.507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118296774194" calcext:value-type="float">
            <text:p>9.3911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376" calcext:value-type="float">
            <text:p>9.2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536490322581" calcext:value-type="float">
            <text:p>9.1753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4213" calcext:value-type="float">
            <text:p>9.324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905445161291" calcext:value-type="float">
            <text:p>9.469054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82761290323" calcext:value-type="float">
            <text:p>9.546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6072" calcext:value-type="float">
            <text:p>9.5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91925" calcext:value-type="float">
            <text:p>9.640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5256" calcext:value-type="float">
            <text:p>9.7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92268387097" calcext:value-type="float">
            <text:p>10.209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45657142857" calcext:value-type="float">
            <text:p>10.404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6606451613" calcext:value-type="float">
            <text:p>10.57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79085" calcext:value-type="float">
            <text:p>10.697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9088" calcext:value-type="float">
            <text:p>10.67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24129032258" calcext:value-type="float">
            <text:p>10.70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3223225807" calcext:value-type="float">
            <text:p>10.936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1309090909" calcext:value-type="float">
            <text:p>11.2651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2663225806" calcext:value-type="float">
            <text:p>11.6312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98368" calcext:value-type="float">
            <text:p>11.74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5566451613" calcext:value-type="float">
            <text:p>11.643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5620645161" calcext:value-type="float">
            <text:p>11.502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9682580645" calcext:value-type="float">
            <text:p>11.384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8988571429" calcext:value-type="float">
            <text:p>11.2738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13710967742" calcext:value-type="float">
            <text:p>11.191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92275" calcext:value-type="float">
            <text:p>11.192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1744" calcext:value-type="float">
            <text:p>11.2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0763870968" calcext:value-type="float">
            <text:p>11.402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15664" calcext:value-type="float">
            <text:p>11.82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38525" calcext:value-type="float">
            <text:p>12.2263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40701935484" calcext:value-type="float">
            <text:p>12.4340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04" calcext:value-type="float">
            <text:p>12.7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996825" calcext:value-type="float">
            <text:p>12.699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11378064516" calcext:value-type="float">
            <text:p>12.471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9188965517" calcext:value-type="float">
            <text:p>12.3839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2913548387" calcext:value-type="float">
            <text:p>12.286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17050322581" calcext:value-type="float">
            <text:p>12.191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72748387097" calcext:value-type="float">
            <text:p>12.117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9855" calcext:value-type="float">
            <text:p>12.075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5096" calcext:value-type="float">
            <text:p>12.02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20975" calcext:value-type="float">
            <text:p>11.9652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7205" calcext:value-type="float">
            <text:p>11.92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60722580645" calcext:value-type="float">
            <text:p>11.836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860625" calcext:value-type="float">
            <text:p>11.7086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0934193548" calcext:value-type="float">
            <text:p>11.612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92075" calcext:value-type="float">
            <text:p>11.557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3616551724" calcext:value-type="float">
            <text:p>11.53836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199" calcext:value-type="float">
            <text:p>11.498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123075" calcext:value-type="float">
            <text:p>11.371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52229677419" calcext:value-type="float">
            <text:p>11.235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05325" calcext:value-type="float">
            <text:p>11.0940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87050322581" calcext:value-type="float">
            <text:p>11.048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167825" calcext:value-type="float">
            <text:p>11.1416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34175" calcext:value-type="float">
            <text:p>11.116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295483871" calcext:value-type="float">
            <text:p>11.090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283" calcext:value-type="float">
            <text:p>11.027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3424516129" calcext:value-type="float">
            <text:p>11.05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591" calcext:value-type="float">
            <text:p>11.205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24294285714" calcext:value-type="float">
            <text:p>11.3824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5595" calcext:value-type="float">
            <text:p>11.334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8348387097" calcext:value-type="float">
            <text:p>11.26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958275" calcext:value-type="float">
            <text:p>11.139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38467096774" calcext:value-type="float">
            <text:p>11.063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96175" calcext:value-type="float">
            <text:p>11.123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30825" calcext:value-type="float">
            <text:p>11.229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3050322581" calcext:value-type="float">
            <text:p>11.277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05825" calcext:value-type="float">
            <text:p>11.515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33718709677" calcext:value-type="float">
            <text:p>11.443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893" calcext:value-type="float">
            <text:p>11.335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1023448276" calcext:value-type="float">
            <text:p>11.22410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627" calcext:value-type="float">
            <text:p>11.112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22525" calcext:value-type="float">
            <text:p>10.9462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0136774194" calcext:value-type="float">
            <text:p>10.802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114825" calcext:value-type="float">
            <text:p>10.711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7383225807" calcext:value-type="float">
            <text:p>10.8357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9025" calcext:value-type="float">
            <text:p>11.411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916" calcext:value-type="float">
            <text:p>11.5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0663225807" calcext:value-type="float">
            <text:p>11.5550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2756" calcext:value-type="float">
            <text:p>11.3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6624516129" calcext:value-type="float">
            <text:p>11.285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14675" calcext:value-type="float">
            <text:p>11.4611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52" calcext:value-type="float">
            <text:p>11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364325" calcext:value-type="float">
            <text:p>11.623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686925" calcext:value-type="float">
            <text:p>11.526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0838709677" calcext:value-type="float">
            <text:p>11.42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3725" calcext:value-type="float">
            <text:p>11.362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69290322581" calcext:value-type="float">
            <text:p>11.31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83325" calcext:value-type="float">
            <text:p>11.2388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15425" calcext:value-type="float">
            <text:p>11.140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7496774193" calcext:value-type="float">
            <text:p>10.975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67975" calcext:value-type="float">
            <text:p>10.772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21608275862" calcext:value-type="float">
            <text:p>10.5621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4348" calcext:value-type="float">
            <text:p>10.4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48350344828" calcext:value-type="float">
            <text:p>10.46483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3265" calcext:value-type="float">
            <text:p>10.6133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06445" calcext:value-type="float">
            <text:p>10.490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7362580645" calcext:value-type="float">
            <text:p>10.2907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3833" calcext:value-type="float">
            <text:p>10.093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88224516129" calcext:value-type="float">
            <text:p>9.89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88775" calcext:value-type="float">
            <text:p>9.7698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0631" calcext:value-type="float">
            <text:p>9.620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12387096774" calcext:value-type="float">
            <text:p>9.459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9527" calcext:value-type="float">
            <text:p>9.169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64412903226" calcext:value-type="float">
            <text:p>8.8776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6995" calcext:value-type="float">
            <text:p>8.644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10979310345" calcext:value-type="float">
            <text:p>8.6561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99225" calcext:value-type="float">
            <text:p>8.700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627" calcext:value-type="float">
            <text:p>8.826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55767741936" calcext:value-type="float">
            <text:p>8.677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05025" calcext:value-type="float">
            <text:p>8.4030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25825" calcext:value-type="float">
            <text:p>8.1622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637" calcext:value-type="float">
            <text:p>8.525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32438709678" calcext:value-type="float">
            <text:p>9.19532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77525" calcext:value-type="float">
            <text:p>9.2507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035587096774" calcext:value-type="float">
            <text:p>9.410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9055" calcext:value-type="float">
            <text:p>9.5309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16744827586" calcext:value-type="float">
            <text:p>9.38016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4391" calcext:value-type="float">
            <text:p>9.224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81835" calcext:value-type="float">
            <text:p>9.0881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054141935484" calcext:value-type="float">
            <text:p>9.1005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632975" calcext:value-type="float">
            <text:p>9.496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1393548387" calcext:value-type="float">
            <text:p>10.689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2485" calcext:value-type="float">
            <text:p>11.513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339" calcext:value-type="float">
            <text:p>11.475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7976774194" calcext:value-type="float">
            <text:p>11.3597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368475" calcext:value-type="float">
            <text:p>11.193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82712258065" calcext:value-type="float">
            <text:p>11.068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937725" calcext:value-type="float">
            <text:p>11.019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70112" calcext:value-type="float">
            <text:p>11.03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03275" calcext:value-type="float">
            <text:p>10.9300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3485" calcext:value-type="float">
            <text:p>10.789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4616516129" calcext:value-type="float">
            <text:p>10.684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9035" calcext:value-type="float">
            <text:p>10.6579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3006451613" calcext:value-type="float">
            <text:p>10.738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45095" calcext:value-type="float">
            <text:p>10.934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81525" calcext:value-type="float">
            <text:p>11.094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839483871" calcext:value-type="float">
            <text:p>11.2518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39855" calcext:value-type="float">
            <text:p>11.313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6055483871" calcext:value-type="float">
            <text:p>11.456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382" calcext:value-type="float">
            <text:p>11.81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00648275862" calcext:value-type="float">
            <text:p>12.080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0995" calcext:value-type="float">
            <text:p>12.2260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3836" calcext:value-type="float">
            <text:p>12.40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60539354839" calcext:value-type="float">
            <text:p>12.476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3235" calcext:value-type="float">
            <text:p>12.494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0353548387" calcext:value-type="float">
            <text:p>12.5240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7635" calcext:value-type="float">
            <text:p>12.585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48075" calcext:value-type="float">
            <text:p>12.6094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9878709677" calcext:value-type="float">
            <text:p>12.561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557" calcext:value-type="float">
            <text:p>12.457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8436129032" calcext:value-type="float">
            <text:p>12.341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6735" calcext:value-type="float">
            <text:p>12.2466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60546206897" calcext:value-type="float">
            <text:p>12.1560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3460645161" calcext:value-type="float">
            <text:p>12.0603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87475" calcext:value-type="float">
            <text:p>11.9518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60984615385" calcext:value-type="float">
            <text:p>11.8660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2717419355" calcext:value-type="float">
            <text:p>11.871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77145806452" calcext:value-type="float">
            <text:p>11.997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65875" calcext:value-type="float">
            <text:p>12.128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1154" calcext:value-type="float">
            <text:p>12.28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1948387097" calcext:value-type="float">
            <text:p>12.23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218175" calcext:value-type="float">
            <text:p>12.122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48921290323" calcext:value-type="float">
            <text:p>12.0048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91625" calcext:value-type="float">
            <text:p>11.9029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72314482759" calcext:value-type="float">
            <text:p>11.79723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98675" calcext:value-type="float">
            <text:p>11.704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8795" calcext:value-type="float">
            <text:p>11.608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13532903226" calcext:value-type="float">
            <text:p>11.491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32825" calcext:value-type="float">
            <text:p>11.389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66221935484" calcext:value-type="float">
            <text:p>11.5166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1595" calcext:value-type="float">
            <text:p>11.563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483" calcext:value-type="float">
            <text:p>11.48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4020645161" calcext:value-type="float">
            <text:p>11.365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282375" calcext:value-type="float">
            <text:p>11.162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2603870968" calcext:value-type="float">
            <text:p>10.9692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44525" calcext:value-type="float">
            <text:p>10.8014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584" calcext:value-type="float">
            <text:p>10.6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881" calcext:value-type="float">
            <text:p>10.477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43025" calcext:value-type="float">
            <text:p>10.300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5120516129" calcext:value-type="float">
            <text:p>10.1451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303" calcext:value-type="float">
            <text:p>10.044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71819354839" calcext:value-type="float">
            <text:p>9.9987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027875" calcext:value-type="float">
            <text:p>9.8502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8266" calcext:value-type="float">
            <text:p>9.748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79561290323" calcext:value-type="float">
            <text:p>9.671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66055" calcext:value-type="float">
            <text:p>9.416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66864516129" calcext:value-type="float">
            <text:p>9.110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15075" calcext:value-type="float">
            <text:p>8.8261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19779310345" calcext:value-type="float">
            <text:p>8.59819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24075" calcext:value-type="float">
            <text:p>8.403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2475" calcext:value-type="float">
            <text:p>8.07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57470967742" calcext:value-type="float">
            <text:p>7.7445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4345" calcext:value-type="float">
            <text:p>7.667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25006451613" calcext:value-type="float">
            <text:p>8.244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849" calcext:value-type="float">
            <text:p>8.316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688" calcext:value-type="float">
            <text:p>8.2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53947826087" calcext:value-type="float">
            <text:p>7.662539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098" calcext:value-type="float">
            <text:p>7.261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87148387097" calcext:value-type="float">
            <text:p>6.935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33175" calcext:value-type="float">
            <text:p>7.2263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609572413793" calcext:value-type="float">
            <text:p>8.5960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162375" calcext:value-type="float">
            <text:p>9.1816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696875" calcext:value-type="float">
            <text:p>10.0369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59241290323" calcext:value-type="float">
            <text:p>10.3559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29675" calcext:value-type="float">
            <text:p>10.375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3298064516" calcext:value-type="float">
            <text:p>10.197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55325" calcext:value-type="float">
            <text:p>10.141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7605" calcext:value-type="float">
            <text:p>10.275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90525" calcext:value-type="float">
            <text:p>10.290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4673548387" calcext:value-type="float">
            <text:p>10.265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6267692308" calcext:value-type="float">
            <text:p>10.14362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476925" calcext:value-type="float">
            <text:p>9.964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603144827586" calcext:value-type="float">
            <text:p>9.81603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49825" calcext:value-type="float">
            <text:p>9.7014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01125" calcext:value-type="float">
            <text:p>9.615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11690322581" calcext:value-type="float">
            <text:p>9.477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507" calcext:value-type="float">
            <text:p>9.390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74864516129" calcext:value-type="float">
            <text:p>9.369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8612" calcext:value-type="float">
            <text:p>9.4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60725" calcext:value-type="float">
            <text:p>9.8116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0921290323" calcext:value-type="float">
            <text:p>10.176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83" calcext:value-type="float">
            <text:p>10.06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8110967742" calcext:value-type="float">
            <text:p>10.139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70375" calcext:value-type="float">
            <text:p>10.5837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644" calcext:value-type="float">
            <text:p>10.61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366" calcext:value-type="float">
            <text:p>10.54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07" calcext:value-type="float">
            <text:p>10.46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6059354839" calcext:value-type="float">
            <text:p>10.415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20325" calcext:value-type="float">
            <text:p>10.389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3802105263" calcext:value-type="float">
            <text:p>10.40138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53155" calcext:value-type="float">
            <text:p>10.525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4452307692" calcext:value-type="float">
            <text:p>10.62544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8838709677" calcext:value-type="float">
            <text:p>10.586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4545" calcext:value-type="float">
            <text:p>10.494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1153548387" calcext:value-type="float">
            <text:p>10.497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98075" calcext:value-type="float">
            <text:p>10.5139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3732413793" calcext:value-type="float">
            <text:p>10.42237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976975" calcext:value-type="float">
            <text:p>10.349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1784615385" calcext:value-type="float">
            <text:p>10.2201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81643636364" calcext:value-type="float">
            <text:p>10.22816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75992" calcext:value-type="float">
            <text:p>10.40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40414545455" calcext:value-type="float">
            <text:p>10.58404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4815" calcext:value-type="float">
            <text:p>10.710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8941935484" calcext:value-type="float">
            <text:p>10.644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41475" calcext:value-type="float">
            <text:p>10.557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10539354839" calcext:value-type="float">
            <text:p>10.571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5501935484" calcext:value-type="float">
            <text:p>10.559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8264" calcext:value-type="float">
            <text:p>10.7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8825806452" calcext:value-type="float">
            <text:p>11.055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17956363636" calcext:value-type="float">
            <text:p>11.04179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0740645161" calcext:value-type="float">
            <text:p>11.027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7135" calcext:value-type="float">
            <text:p>11.042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9488" calcext:value-type="float">
            <text:p>10.8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1178181818" calcext:value-type="float">
            <text:p>10.71011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2523870968" calcext:value-type="float">
            <text:p>10.524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55597419355" calcext:value-type="float">
            <text:p>10.365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476" calcext:value-type="float">
            <text:p>10.1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0568" calcext:value-type="float">
            <text:p>10.08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765" calcext:value-type="float">
            <text:p>10.3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2331034483" calcext:value-type="float">
            <text:p>10.549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016825" calcext:value-type="float">
            <text:p>10.490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82025" calcext:value-type="float">
            <text:p>10.372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6275" calcext:value-type="float">
            <text:p>10.354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56923870968" calcext:value-type="float">
            <text:p>10.6156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8665806452" calcext:value-type="float">
            <text:p>10.9278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7716363636" calcext:value-type="float">
            <text:p>11.1037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7362580645" calcext:value-type="float">
            <text:p>11.0527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8789677419" calcext:value-type="float">
            <text:p>10.7688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0895483871" calcext:value-type="float">
            <text:p>10.733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66312727273" calcext:value-type="float">
            <text:p>10.8466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8501818182" calcext:value-type="float">
            <text:p>10.75085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65175" calcext:value-type="float">
            <text:p>10.548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384516129" calcext:value-type="float">
            <text:p>10.352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34622222222" calcext:value-type="float">
            <text:p>10.2034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1947692308" calcext:value-type="float">
            <text:p>10.11619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74675" calcext:value-type="float">
            <text:p>10.165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47625" calcext:value-type="float">
            <text:p>10.2874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0023225807" calcext:value-type="float">
            <text:p>10.2810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73125" calcext:value-type="float">
            <text:p>10.4227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1496774194" calcext:value-type="float">
            <text:p>10.747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873175" calcext:value-type="float">
            <text:p>11.188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4537931035" calcext:value-type="float">
            <text:p>11.4084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018175" calcext:value-type="float">
            <text:p>11.360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642" calcext:value-type="float">
            <text:p>11.23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6263225806" calcext:value-type="float">
            <text:p>11.082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9335" calcext:value-type="float">
            <text:p>10.897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7223225807" calcext:value-type="float">
            <text:p>10.707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993" calcext:value-type="float">
            <text:p>10.611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88125" calcext:value-type="float">
            <text:p>10.8608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56454193548" calcext:value-type="float">
            <text:p>11.0756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4185" calcext:value-type="float">
            <text:p>10.968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59425" calcext:value-type="float">
            <text:p>10.850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577" calcext:value-type="float">
            <text:p>10.712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475525" calcext:value-type="float">
            <text:p>10.614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9308387097" calcext:value-type="float">
            <text:p>10.507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4465" calcext:value-type="float">
            <text:p>10.430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59587096774" calcext:value-type="float">
            <text:p>10.435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48125" calcext:value-type="float">
            <text:p>10.327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13175" calcext:value-type="float">
            <text:p>10.1981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25411612903" calcext:value-type="float">
            <text:p>10.032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102825" calcext:value-type="float">
            <text:p>9.7510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158193548387" calcext:value-type="float">
            <text:p>9.461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36265" calcext:value-type="float">
            <text:p>9.203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7082" calcext:value-type="float">
            <text:p>8.65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3325" calcext:value-type="float">
            <text:p>8.37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31096774194" calcext:value-type="float">
            <text:p>8.129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71339130435" calcext:value-type="float">
            <text:p>7.960713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58219354839" calcext:value-type="float">
            <text:p>8.5295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56307692308" calcext:value-type="float">
            <text:p>9.39956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269858064516" calcext:value-type="float">
            <text:p>9.202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921" calcext:value-type="float">
            <text:p>8.91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21806451613" calcext:value-type="float">
            <text:p>8.750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9075" calcext:value-type="float">
            <text:p>9.165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93" calcext:value-type="float">
            <text:p>9.6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1535" calcext:value-type="float">
            <text:p>9.6101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74475" calcext:value-type="float">
            <text:p>9.3877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07922580645" calcext:value-type="float">
            <text:p>9.151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301125" calcext:value-type="float">
            <text:p>8.853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86787096774" calcext:value-type="float">
            <text:p>8.553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81825" calcext:value-type="float">
            <text:p>8.31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7765" calcext:value-type="float">
            <text:p>8.117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30219354839" calcext:value-type="float">
            <text:p>7.8133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1855" calcext:value-type="float">
            <text:p>7.580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81032258065" calcext:value-type="float">
            <text:p>7.601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57858064516" calcext:value-type="float">
            <text:p>8.623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46179310345" calcext:value-type="float">
            <text:p>9.18646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54775" calcext:value-type="float">
            <text:p>9.3355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963725" calcext:value-type="float">
            <text:p>9.289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06709677419" calcext:value-type="float">
            <text:p>9.140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06925" calcext:value-type="float">
            <text:p>8.9360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54787096774" calcext:value-type="float">
            <text:p>9.041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00525" calcext:value-type="float">
            <text:p>9.5670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7145" calcext:value-type="float">
            <text:p>9.526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987019354839" calcext:value-type="float">
            <text:p>9.309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6055" calcext:value-type="float">
            <text:p>9.035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609419354839" calcext:value-type="float">
            <text:p>8.816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56255483871" calcext:value-type="float">
            <text:p>8.925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22648275862" calcext:value-type="float">
            <text:p>9.0642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761575" calcext:value-type="float">
            <text:p>9.1176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855575" calcext:value-type="float">
            <text:p>9.018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5424" calcext:value-type="float">
            <text:p>8.96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51925" calcext:value-type="float">
            <text:p>9.107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5624" calcext:value-type="float">
            <text:p>9.50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832475" calcext:value-type="float">
            <text:p>10.218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94291612903" calcext:value-type="float">
            <text:p>10.279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1893333333" calcext:value-type="float">
            <text:p>10.1931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601125" calcext:value-type="float">
            <text:p>9.996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04980645161" calcext:value-type="float">
            <text:p>9.8620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766606451613" calcext:value-type="float">
            <text:p>9.6676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96220689655" calcext:value-type="float">
            <text:p>9.44596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46838709677" calcext:value-type="float">
            <text:p>9.204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76622222222" calcext:value-type="float">
            <text:p>8.95276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87024" calcext:value-type="float">
            <text:p>8.71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651771428571" calcext:value-type="float">
            <text:p>8.4965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3048" calcext:value-type="float">
            <text:p>8.25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51095" calcext:value-type="float">
            <text:p>8.115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99458064516" calcext:value-type="float">
            <text:p>8.141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69909677419" calcext:value-type="float">
            <text:p>8.1006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002" calcext:value-type="float">
            <text:p>8.01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3456" calcext:value-type="float">
            <text:p>7.92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19025" calcext:value-type="float">
            <text:p>7.9991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71586206897" calcext:value-type="float">
            <text:p>8.11871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80206451613" calcext:value-type="float">
            <text:p>8.0888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94075" calcext:value-type="float">
            <text:p>8.2889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0824" calcext:value-type="float">
            <text:p>8.2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4627" calcext:value-type="float">
            <text:p>8.064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468" calcext:value-type="float">
            <text:p>8.3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17675" calcext:value-type="float">
            <text:p>8.272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81006451613" calcext:value-type="float">
            <text:p>8.152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411716129032" calcext:value-type="float">
            <text:p>8.1641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56464" calcext:value-type="float">
            <text:p>8.9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52825" calcext:value-type="float">
            <text:p>9.179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79" calcext:value-type="float">
            <text:p>9.36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50615" calcext:value-type="float">
            <text:p>9.255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76129032258" calcext:value-type="float">
            <text:p>9.040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553316129032" calcext:value-type="float">
            <text:p>8.825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81961290323" calcext:value-type="float">
            <text:p>8.720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104490322581" calcext:value-type="float">
            <text:p>8.9010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89655" calcext:value-type="float">
            <text:p>9.24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590219354839" calcext:value-type="float">
            <text:p>9.565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24208" calcext:value-type="float">
            <text:p>10.07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8495" calcext:value-type="float">
            <text:p>10.2258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05734193548" calcext:value-type="float">
            <text:p>10.880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8335483871" calcext:value-type="float">
            <text:p>11.351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70757142857" calcext:value-type="float">
            <text:p>11.4370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6407741936" calcext:value-type="float">
            <text:p>11.468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3643870968" calcext:value-type="float">
            <text:p>11.420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0312" calcext:value-type="float">
            <text:p>11.32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68655483871" calcext:value-type="float">
            <text:p>11.226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11811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07563076923" calcext:value-type="float">
            <text:p>11.15075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32" meta:object-count="0"/>
    <meta:user-defined meta:name="AppVersion">3.0</meta:user-defined>
  </office:meta>
</office:document-meta>
</file>